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Adjoint Construction / Evaluation</text:p>
          </table:table-cell>
          <table:table-cell/>
          <table:table-cell office:value-type="string" calcext:value-type="string">
            <text:p>2 second simu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sh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tep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Adjoint Evaluation 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688" calcext:value-type="float">
            <text:p>5.688</text:p>
          </table:table-cell>
          <table:table-cell office:value-type="float" office:value="1000" calcext:value-type="float">
            <text:p>1000</text:p>
          </table:table-cell>
          <table:table-cell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  <table:table-cell office:value-type="float" office:value="35.815" calcext:value-type="float">
            <text:p>35.815</text:p>
          </table:table-cell>
          <table:table-cell office:value-type="float" office:value="0" calcext:value-type="float">
            <text:p>0</text:p>
          </table:table-cell>
          <table:table-cell table:formula="of:=[.I3]/[.H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.6</text:p>
          </table:table-cell>
          <table:table-cell office:value-type="float" office:value="1200" calcext:value-type="float">
            <text:p>1200</text:p>
          </table:table-cell>
          <table:table-cell office:value-type="float" office:value="11.567" calcext:value-type="float">
            <text:p>11.567</text:p>
          </table:table-cell>
          <table:table-cell office:value-type="float" office:value="1" calcext:value-type="float">
            <text:p>1</text:p>
          </table:table-cell>
          <table:table-cell office:value-type="float" office:value="35.442" calcext:value-type="float">
            <text:p>35.442</text:p>
          </table:table-cell>
          <table:table-cell office:value-type="float" office:value="571" calcext:value-type="float">
            <text:p>571</text:p>
          </table:table-cell>
          <table:table-cell table:formula="of:=[.I4]/[.H4]" office:value-type="float" office:value="16.110828959991" calcext:value-type="float">
            <text:p>16.1108289599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4.402" calcext:value-type="float">
            <text:p>14.402</text:p>
          </table:table-cell>
          <table:table-cell office:value-type="float" office:value="1400" calcext:value-type="float">
            <text:p>1400</text:p>
          </table:table-cell>
          <table:table-cell office:value-type="float" office:value="13.584" calcext:value-type="float">
            <text:p>13.584</text:p>
          </table:table-cell>
          <table:table-cell office:value-type="float" office:value="2" calcext:value-type="float">
            <text:p>2</text:p>
          </table:table-cell>
          <table:table-cell office:value-type="float" office:value="37.181" calcext:value-type="float">
            <text:p>37.181</text:p>
          </table:table-cell>
          <table:table-cell office:value-type="float" office:value="669.96" calcext:value-type="float">
            <text:p>669.96</text:p>
          </table:table-cell>
          <table:table-cell table:formula="of:=[.I5]/[.H5]" office:value-type="float" office:value="18.0188806110648" calcext:value-type="float">
            <text:p>18.01888061106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28.766" calcext:value-type="float">
            <text:p>28.766</text:p>
          </table:table-cell>
          <table:table-cell office:value-type="float" office:value="1600" calcext:value-type="float">
            <text:p>1600</text:p>
          </table:table-cell>
          <table:table-cell office:value-type="float" office:value="15.334" calcext:value-type="float">
            <text:p>15.334</text:p>
          </table:table-cell>
          <table:table-cell office:value-type="float" office:value="3" calcext:value-type="float">
            <text:p>3</text:p>
          </table:table-cell>
          <table:table-cell office:value-type="float" office:value="35.528" calcext:value-type="float">
            <text:p>35.528</text:p>
          </table:table-cell>
          <table:table-cell office:value-type="float" office:value="766.68" calcext:value-type="float">
            <text:p>766.68</text:p>
          </table:table-cell>
          <table:table-cell table:formula="of:=[.I6]/[.H6]" office:value-type="float" office:value="21.5795991893718" calcext:value-type="float">
            <text:p>21.57959918937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.642" calcext:value-type="float">
            <text:p>31.642</text:p>
          </table:table-cell>
          <table:table-cell office:value-type="float" office:value="1800" calcext:value-type="float">
            <text:p>1800</text:p>
          </table:table-cell>
          <table:table-cell office:value-type="float" office:value="17.135" calcext:value-type="float">
            <text:p>17.135</text:p>
          </table:table-cell>
          <table:table-cell office:value-type="float" office:value="4" calcext:value-type="float">
            <text:p>4</text:p>
          </table:table-cell>
          <table:table-cell office:value-type="float" office:value="35.568" calcext:value-type="float">
            <text:p>35.568</text:p>
          </table:table-cell>
          <table:table-cell office:value-type="float" office:value="875.4" calcext:value-type="float">
            <text:p>875.4</text:p>
          </table:table-cell>
          <table:table-cell table:formula="of:=[.I7]/[.H7]" office:value-type="float" office:value="24.6120107962213" calcext:value-type="float">
            <text:p>24.61201079622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37.552" calcext:value-type="float">
            <text:p>37.552</text:p>
          </table:table-cell>
          <table:table-cell office:value-type="float" office:value="2000" calcext:value-type="float">
            <text:p>2000</text:p>
          </table:table-cell>
          <table:table-cell office:value-type="float" office:value="19.099" calcext:value-type="float">
            <text:p>19.09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75.24" calcext:value-type="float">
            <text:p>975.24</text:p>
          </table:table-cell>
          <table:table-cell table:formula="of:=[.I8]/[.H8]" office:value-type="float" office:value="26.3578378378378" calcext:value-type="float">
            <text:p>26.35783783783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41.99" calcext:value-type="float">
            <text:p>41.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.034" calcext:value-type="float">
            <text:p>37.034</text:p>
          </table:table-cell>
          <table:table-cell office:value-type="float" office:value="1053.84" calcext:value-type="float">
            <text:p>1053.84</text:p>
          </table:table-cell>
          <table:table-cell table:formula="of:=[.I9]/[.H9]" office:value-type="float" office:value="28.4560133930982" calcext:value-type="float">
            <text:p>28.4560133930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92.073" calcext:value-type="float">
            <text:p>92.0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5.487" calcext:value-type="float">
            <text:p>95.48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sh Refinement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Adjoint Construction / Evaluation</text:p>
          </table:table-cell>
          <table:table-cell/>
          <table:table-cell office:value-type="string" calcext:value-type="string">
            <text:p>2 second simu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009" calcext:value-type="float">
            <text:p>15.009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Adjoint Evaluation Time</text:p>
          </table:table-cell>
          <table:table-cell/>
          <table:table-cell office:value-type="string" calcext:value-type="string">
            <text:p>W/out adjoint: 6 second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.731" calcext:value-type="float">
            <text:p>14.7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924" calcext:value-type="float">
            <text:p>11.9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.214" calcext:value-type="float">
            <text:p>15.2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024" calcext:value-type="float">
            <text:p>12.024</text:p>
          </table:table-cell>
          <table:table-cell office:value-type="float" office:value="174.3" calcext:value-type="float">
            <text:p>174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.415" calcext:value-type="float">
            <text:p>16.4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.879" calcext:value-type="float">
            <text:p>11.879</text:p>
          </table:table-cell>
          <table:table-cell table:formula="of:=60*3.338" office:value-type="float" office:value="200.28" calcext:value-type="float">
            <text:p>200.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.187" calcext:value-type="float">
            <text:p>19.1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996" calcext:value-type="float">
            <text:p>11.996</text:p>
          </table:table-cell>
          <table:table-cell table:formula="of:=60*3.836" office:value-type="float" office:value="230.16" calcext:value-type="float">
            <text:p>230.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.209" calcext:value-type="float">
            <text:p>23.2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.364" calcext:value-type="float">
            <text:p>12.364</text:p>
          </table:table-cell>
          <table:table-cell table:formula="of:=60*4.391" office:value-type="float" office:value="263.46" calcext:value-type="float">
            <text:p>263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528" calcext:value-type="float">
            <text:p>32.5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908" calcext:value-type="float">
            <text:p>11.908</text:p>
          </table:table-cell>
          <table:table-cell table:formula="of:=4.82*60" office:value-type="float" office:value="289.2" calcext:value-type="float">
            <text:p>289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.408" calcext:value-type="float">
            <text:p>50.4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.994" calcext:value-type="float">
            <text:p>11.994</text:p>
          </table:table-cell>
          <table:table-cell table:formula="of:=5.42*60" office:value-type="float" office:value="325.2" calcext:value-type="float">
            <text:p>325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0:01:03.617962010</meta:creation-date>
    <meta:generator>LibreOffice/5.3.1.2$Linux_X86_64 LibreOffice_project/30m0$Build-2</meta:generator>
    <dc:date>2020-02-09T13:23:27.276083969</dc:date>
    <meta:editing-duration>PT2H12M12S</meta:editing-duration>
    <meta:editing-cycles>32</meta:editing-cycles>
    <meta:document-statistic meta:table-count="1" meta:cell-count="112" meta:object-count="0"/>
  </office:meta>
</office:document-meta>
</file>